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5e67"/>
    </style:style>
    <style:style style:name="P2" style:family="paragraph" style:parent-style-name="Standard">
      <style:text-properties officeooo:paragraph-rsid="00134704"/>
    </style:style>
    <style:style style:name="P3" style:family="paragraph" style:parent-style-name="Standard">
      <style:text-properties officeooo:paragraph-rsid="00140f8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25e67"/>
    </style:style>
    <style:style style:name="P5" style:family="paragraph" style:parent-style-name="Standard">
      <style:text-properties officeooo:rsid="00125e67" officeooo:paragraph-rsid="00125e67"/>
    </style:style>
    <style:style style:name="P6" style:family="paragraph" style:parent-style-name="Standard">
      <style:text-properties fo:font-weight="bold" officeooo:rsid="00125e67" officeooo:paragraph-rsid="00125e67" style:font-weight-asian="bold" style:font-weight-complex="bold"/>
    </style:style>
    <style:style style:name="P7" style:family="paragraph" style:parent-style-name="Standard" style:list-style-name="L1">
      <style:text-properties officeooo:paragraph-rsid="00149490"/>
    </style:style>
    <style:style style:name="P8" style:family="paragraph" style:parent-style-name="Standard" style:list-style-name="L1">
      <style:text-properties fo:font-weight="normal" officeooo:rsid="00149490" officeooo:paragraph-rsid="00149490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2d3b6" officeooo:paragraph-rsid="0012d3b6" style:font-weight-asian="normal" style:font-weight-complex="normal"/>
    </style:style>
    <style:style style:name="P10" style:family="paragraph" style:parent-style-name="Standard">
      <style:text-properties officeooo:rsid="00184cdd" officeooo:paragraph-rsid="00125e67"/>
    </style:style>
    <style:style style:name="P11" style:family="paragraph" style:parent-style-name="Standard">
      <style:paragraph-properties fo:text-align="justify" style:justify-single-word="false"/>
      <style:text-properties officeooo:paragraph-rsid="001cc144"/>
    </style:style>
    <style:style style:name="P12" style:family="paragraph" style:parent-style-name="Standard">
      <style:paragraph-properties fo:text-align="justify" style:justify-single-word="false"/>
      <style:text-properties officeooo:paragraph-rsid="001ed252"/>
    </style:style>
    <style:style style:name="P13" style:family="paragraph" style:parent-style-name="Standard">
      <style:paragraph-properties fo:text-align="justify" style:justify-single-word="false"/>
      <style:text-properties officeooo:paragraph-rsid="002061bb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9d006" officeooo:paragraph-rsid="0012d3b6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weight="normal" officeooo:rsid="0012d3b6" officeooo:paragraph-rsid="0012d3b6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bold" officeooo:rsid="00125e67" officeooo:paragraph-rsid="00125e67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25e67" officeooo:paragraph-rsid="00125e67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2d3b6" officeooo:paragraph-rsid="0012d3b6" style:font-weight-asian="normal" style:font-weight-complex="normal"/>
    </style:style>
    <style:style style:name="P19" style:family="paragraph" style:parent-style-name="Standard">
      <style:paragraph-properties fo:break-before="page"/>
      <style:text-properties officeooo:rsid="00184cdd" officeooo:paragraph-rsid="00184cdd"/>
    </style:style>
    <style:style style:name="T1" style:family="text">
      <style:text-properties officeooo:rsid="0010942d"/>
    </style:style>
    <style:style style:name="T2" style:family="text">
      <style:text-properties officeooo:rsid="00125e67"/>
    </style:style>
    <style:style style:name="T3" style:family="text">
      <style:text-properties fo:font-weight="bold" officeooo:rsid="00125e67" style:font-weight-asian="bold" style:font-weight-complex="bold"/>
    </style:style>
    <style:style style:name="T4" style:family="text">
      <style:text-properties officeooo:rsid="0012d3b6"/>
    </style:style>
    <style:style style:name="T5" style:family="text">
      <style:text-properties fo:font-weight="normal" officeooo:rsid="0019d006" style:font-weight-asian="normal" style:font-weight-complex="normal"/>
    </style:style>
    <style:style style:name="T6" style:family="text">
      <style:text-properties fo:font-weight="normal" officeooo:rsid="00149490" style:font-weight-asian="normal" style:font-weight-complex="normal"/>
    </style:style>
    <style:style style:name="T7" style:family="text">
      <style:text-properties fo:font-weight="normal" officeooo:rsid="001b27b1" style:font-weight-asian="normal" style:font-weight-complex="normal"/>
    </style:style>
    <style:style style:name="T8" style:family="text">
      <style:text-properties officeooo:rsid="00149490"/>
    </style:style>
    <style:style style:name="T9" style:family="text">
      <style:text-properties officeooo:rsid="001b27b1"/>
    </style:style>
    <style:style style:name="T10" style:family="text">
      <style:text-properties officeooo:rsid="00158596"/>
    </style:style>
    <style:style style:name="T11" style:family="text">
      <style:text-properties officeooo:rsid="00184cdd"/>
    </style:style>
    <style:style style:name="T12" style:family="text">
      <style:text-properties officeooo:rsid="001c3ba3"/>
    </style:style>
    <style:style style:name="T13" style:family="text">
      <style:text-properties officeooo:rsid="00189ff7"/>
    </style:style>
    <style:style style:name="T14" style:family="text">
      <style:text-properties officeooo:rsid="001a675a"/>
    </style:style>
    <style:style style:name="T15" style:family="text">
      <style:text-properties officeooo:rsid="001cc144"/>
    </style:style>
    <style:style style:name="T16" style:family="text">
      <style:text-properties officeooo:rsid="001dc96f"/>
    </style:style>
    <style:style style:name="T17" style:family="text">
      <style:text-properties officeooo:rsid="001ed252"/>
    </style:style>
    <style:style style:name="T18" style:family="text">
      <style:text-properties officeooo:rsid="002061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de <text:span text:style-name="T1">Capacitación.</text:span><text:span text:style-name="T2"> </text:span><text:span text:style-name="T3">Tema:</text:span><text:span text:style-name="T2"> “”</text:span></text:p>
      <text:p text:style-name="P5"/>
      <text:p text:style-name="P6">1. Objetivos generales:</text:p>
      <text:p text:style-name="P3"><text:span text:style-name="T3"><text:tab/></text:span><text:span text:style-name="T5">Promover el desarrollo y aplicación de entornos tecnológicos de BI que sirvan de soporte para las tomas de decisiones.</text:span></text:p>
      <text:p text:style-name="P3"><text:span text:style-name="T5"><text:tab/></text:span><text:span text:style-name="T6">Capacitar en el uso de herramientas de sistemas transaccionales y su explotación de información.</text:span></text:p>
      <text:p text:style-name="P5"/>
      <text:p text:style-name="P6">2. Propósito General:</text:p>
      <text:p text:style-name="P14">Al finalizar el curso el alumno obtendrá conocimientos básicos sobre el uso <text:s/>de sistemas de información en las Organizaciones con el fin de incrementar la eficiencia de los procesos internos de la organización, y ayude en las tomas de decisiones.</text:p>
      <text:p text:style-name="P5"/>
      <text:p text:style-name="P6">3. Desarrollo de la clase</text:p>
      <text:p text:style-name="P18"/>
      <text:list xml:id="list6636113164271938626" text:style-name="L1">
        <text:list-item>
          <text:p text:style-name="P7"><text:span text:style-name="T9">Tipos y usos de los Sistemas de Información </text:span><text:span text:style-name="T8">(</text:span><text:span text:style-name="T9">Sistemas Transaccionales, Sistemas de Administración, </text:span><text:span text:style-name="T7">Sistemas Estratégicos</text:span><text:span text:style-name="T6">).</text:span></text:p>
          <text:p text:style-name="P8"/>
        </text:list-item>
        <text:list-item>
          <text:p text:style-name="P9">Obtención de información de los sistemas transaccionales</text:p>
          <text:p text:style-name="P9"/>
        </text:list-item>
        <text:list-item>
          <text:p text:style-name="P9">Concepto Explotación de información</text:p>
          <text:p text:style-name="P9"/>
        </text:list-item>
        <text:list-item>
          <text:p text:style-name="P9">Estrategias de explotación de Información</text:p>
        </text:list-item>
      </text:list>
      <text:p text:style-name="P15"><text:tab/>OLAP</text:p>
      <text:p text:style-name="P15"><text:tab/>Analytics</text:p>
      <text:p text:style-name="P15"><text:tab/>Reporting</text:p>
      <text:p text:style-name="P15"><text:tab/>Dashboards</text:p>
      <text:p text:style-name="P5"/>
      <text:p text:style-name="P16">I Métodos:</text:p>
      <text:p text:style-name="P4"><text:span text:style-name="T2"><text:tab/>Explicativo, Observación Indirecta, </text:span><text:span text:style-name="T14">Videoturorial</text:span><text:span text:style-name="T2">, Síntesis.</text:span></text:p>
      <text:p text:style-name="P4"><text:span text:style-name="T2"><text:tab/></text:span><text:span text:style-name="T14">Complementando con consultas y utilización de Aula Virtual</text:span></text:p>
      <text:p text:style-name="P17"/>
      <text:p text:style-name="P16">II Técnicas:</text:p>
      <text:p text:style-name="P17"><text:tab/>Exposición, interrogación, dialogo y síntesis.</text:p>
      <text:p text:style-name="P17"/>
      <text:p text:style-name="P16">III. Actividades del Profesor:</text:p>
      <text:p text:style-name="P17"><text:tab/>Explicación</text:p>
      <text:p text:style-name="P17"><text:tab/>Interrogatorio.</text:p>
      <text:p text:style-name="P17"><text:tab/>Elaboración de una síntesis.</text:p>
      <text:p text:style-name="P17"/>
      <text:p text:style-name="P16">IV. Actividades del alumno:</text:p>
      <text:p text:style-name="P4"><text:span text:style-name="T2"><text:tab/></text:span><text:span text:style-name="T4">Cuestionario</text:span></text:p>
      <text:p text:style-name="P17"><text:tab/>Resolución de la evaluación de integración.</text:p>
      <text:p text:style-name="P5"/>
      <text:p text:style-name="P6">SINTESIS</text:p>
      <text:p text:style-name="P5"/>
      <text:p text:style-name="P6">4. Recurso didáctico:</text:p>
      <text:p text:style-name="P1"><text:span text:style-name="T2"><text:tab/></text:span><text:span text:style-name="T11">Proyector, computadora, pizzarra y marcadores (en caso de ser semipresencial).</text:span></text:p>
      <text:p text:style-name="P10"><text:tab/>Computadora, internet, (en caso de ser a distancia).</text:p>
      <text:p text:style-name="P5"/>
      <text:p text:style-name="P6">5. Evaluación:</text:p>
      <text:p text:style-name="P2"><text:span text:style-name="T2"><text:tab/></text:span><text:span text:style-name="T10">Cuestionario para verificar los conocimientos desarrollados en el Curso.</text:span></text:p>
      <text:p text:style-name="P19">Contenidos.</text:p>
      <text:p text:style-name="P11"><text:span text:style-name="T12">Fuentes de información. Obtener <text:s/>información de: sistemas operacionales y transaccionales.El proceso de extracción, transformación y carga .</text:span><text:span text:style-name="T13">R</text:span><text:span text:style-name="T12">ecuperar los datos de fuentes de información. </text:span><text:span text:style-name="T15">Obtener información de los sistemas transaccionales. Concepto explotación de información. Estrategias de explotación de Información. OLAP. Analytics. Reporting. Dashboards. Ejemplos de aplicación. </text:span><text:span text:style-name="T16">Datawerehouse: concepto, aplicación.</text:span></text:p>
      <text:p text:style-name="P11"><text:span text:style-name="T16"/></text:p>
      <text:p text:style-name="P12"><text:span text:style-name="T17"/></text:p>
      <text:p text:style-name="P12"><text:span text:style-name="T17">Desarrollo de Actividades:</text:span></text:p>
      <text:p text:style-name="P13"><text:span text:style-name="T18"/></text:p>
      <text:p text:style-name="P13"><text:span text:style-name="T18">FUNDAMENTOS DATAWAREHOUSE Y MODELO MULTIDIMENSIONALES </text:span></text:p>
      <text:p text:style-name="P13"><text:span text:style-name="T18">Introducir los conceptos asociados al Modelamiento Multidimensional y </text:span></text:p>
      <text:p text:style-name="P13"><text:span text:style-name="T18">proporcionar elementos de práctica que permitan facilitar las tareas de diseño </text:span></text:p>
      <text:p text:style-name="P13"><text:span text:style-name="T18">dimensional.</text:span></text:p>
      <text:p text:style-name="P13"><text:span text:style-name="T18"/></text:p>
      <text:p text:style-name="P13"><text:span text:style-name="T18">GERENCIA Y DISEÑO DE PROYECTOS DE BUSINESS INTELLIGENCE </text:span></text:p>
      <text:p text:style-name="P13"><text:span text:style-name="T18">Entendimiento en profundidad del proceso de Business Intelligence y </text:span></text:p>
      <text:p text:style-name="P13"><text:span text:style-name="T18">Datawarehouse en cuanto a: Conceptos, terminología, procesos, técnicas </text:span></text:p>
      <text:p text:style-name="P13"><text:span text:style-name="T18">prácticas, entre otr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01 </meta:initial-creator>
    <meta:creation-date>2013-07-04T11:20:01</meta:creation-date>
    <dc:date>2013-07-11T22:32:58.15</dc:date>
    <meta:editing-duration>PT8H47M16S</meta:editing-duration>
    <meta:editing-cycles>16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44" meta:word-count="314" meta:character-count="2363" meta:non-whitespace-character-count="2076"/>
  </office:meta>
</office:document-meta>
</file>